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25e" officeooo:paragraph-rsid="000fe25e"/>
    </style:style>
    <style:style style:name="P2" style:family="paragraph" style:parent-style-name="Standard">
      <style:text-properties officeooo:rsid="000fe25e" officeooo:paragraph-rsid="00137f83"/>
    </style:style>
    <style:style style:name="P3" style:family="paragraph" style:parent-style-name="Standard">
      <style:text-properties officeooo:rsid="00119c36" officeooo:paragraph-rsid="00119c36"/>
    </style:style>
    <style:style style:name="P4" style:family="paragraph" style:parent-style-name="Standard">
      <style:text-properties officeooo:rsid="001291d6" officeooo:paragraph-rsid="001291d6"/>
    </style:style>
    <style:style style:name="P5" style:family="paragraph" style:parent-style-name="Standard">
      <style:text-properties officeooo:rsid="00137f83" officeooo:paragraph-rsid="00137f83"/>
    </style:style>
    <style:style style:name="P6" style:family="paragraph" style:parent-style-name="Standard">
      <style:text-properties fo:color="#00a933" loext:opacity="100%" fo:font-style="italic" fo:font-weight="bold" officeooo:rsid="00137f83" officeooo:paragraph-rsid="00137f83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a933" loext:opacity="100%" fo:font-style="italic" fo:font-weight="bold" officeooo:rsid="00137f83" officeooo:paragraph-rsid="00137f83" fo:background-color="#ffff00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use-window-font-color="true" loext:opacity="0%" fo:font-style="normal" fo:font-weight="normal" officeooo:rsid="00119c36" officeooo:paragraph-rsid="000fe25e" style:font-style-asian="normal" style:font-weight-asian="normal" style:font-style-complex="normal" style:font-weight-complex="normal"/>
    </style:style>
    <style:style style:name="T1" style:family="text">
      <style:text-properties fo:font-weight="bold" officeooo:rsid="00182734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2734" style:font-weight-asian="bold" style:font-weight-complex="bold"/>
    </style:style>
    <style:style style:name="T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9211e" loext:opacity="100%" fo:font-style="italic" fo:font-weight="bold" officeooo:rsid="00119c36" style:font-style-asian="italic" style:font-weight-asian="bold" style:font-style-complex="italic" style:font-weight-complex="bold"/>
    </style:style>
    <style:style style:name="T6" style:family="text">
      <style:text-properties fo:color="#c9211e" loext:opacity="100%" fo:font-style="italic" fo:font-weight="bold" officeooo:rsid="00182734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normal" fo:font-weight="normal" officeooo:rsid="00119c36" style:font-style-asian="normal" style:font-weight-asian="normal" style:font-style-complex="normal" style:font-weight-complex="normal"/>
    </style:style>
    <style:style style:name="T8" style:family="text">
      <style:text-properties officeooo:rsid="00182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bleaux des entités:</text:p>
      <text:p text:style-name="P2"/>
      <text:p text:style-name="P2">Modèles(<text:span text:style-name="T2">Numéro Modèle</text:span>, Marque, Type véhicule, Capacité)</text:p>
      <text:p text:style-name="P2"/>
      <text:p text:style-name="P1">Camions(<text:span text:style-name="T2">Immatriculation</text:span>, Date mise en service, Date d’achat, Kilométrage, Etat, Kilométrage vidange, Date contrôle technique, <text:span text:style-name="T5">#Numéro Modèle(non nulle)</text:span>)</text:p>
      <text:p text:style-name="P1">Infractions(<text:span text:style-name="T2">Type</text:span>)</text:p>
      <text:p text:style-name="P1"/>
      <text:p text:style-name="P1">Livraisons(<text:span text:style-name="T2">Référence</text:span>, Date livraison, Qualité livraison, <text:span text:style-name="T5">#</text:span><text:span text:style-name="T6">I</text:span><text:span text:style-name="T5">mmatriculation(non nulle</text:span><text:span text:style-name="T4">), </text:span><text:span text:style-name="T5">#</text:span><text:span text:style-name="T6">I</text:span><text:span text:style-name="T5">dentifiant(non nulle), </text:span><text:span text:style-name="T6">#Numéro dépôt (non nulle), #Numéro dépôt (non nulle)</text:span><text:span text:style-name="T7">) </text:span></text:p>
      <text:p text:style-name="P8"/>
      <text:p text:style-name="P1">Produits(<text:span text:style-name="T2">Code produit</text:span>, Nom produit, Poids)</text:p>
      <text:p text:style-name="P1"/>
      <text:p text:style-name="P1">Dépôts(<text:span text:style-name="T2">Numéro dépôt</text:span>, Nom dépôt, Ville dépôt)</text:p>
      <text:p text:style-name="P1"/>
      <text:p text:style-name="P1">Personnels(Identifiant, Nom, Prénom, Adresse, Ville personnel, Ancienneté, Absence)</text:p>
      <text:p text:style-name="P1"/>
      <text:p text:style-name="P1">Chauffeurs(<text:span text:style-name="T2">#identifiant</text:span>, Type permis)</text:p>
      <text:p text:style-name="P1"/>
      <text:p text:style-name="P1">Admins(<text:span text:style-name="T2">#identifiant</text:span>, Poste)</text:p>
      <text:p text:style-name="P1"/>
      <text:p text:style-name="P1"/>
      <text:p text:style-name="P6">Tableaux des associations:</text:p>
      <text:p text:style-name="P5"/>
      <text:p text:style-name="P3">Commettre(<text:span text:style-name="T2">#Type, #</text:span><text:span text:style-name="T3">I</text:span><text:span text:style-name="T2">dentifiant</text:span>, Date infraction)</text:p>
      <text:p text:style-name="P3"/>
      <text:p text:style-name="P3">Manager(<text:span text:style-name="T3">#Identifiant (non nulle), #Identifiant (non nulle)</text:span><text:span text:style-name="T8">)</text:span></text:p>
      <text:p text:style-name="P3"/>
      <text:p text:style-name="P3">Gérer(<text:span text:style-name="T2">#Identifiant, #Référence</text:span>)</text:p>
      <text:p text:style-name="P3"/>
      <text:p text:style-name="P4">Contenir(<text:span text:style-name="T2">#Référence, #Code produit</text:span>, Quantité livrée)</text:p>
      <text:p text:style-name="P4"/>
      <text:p text:style-name="P4">Stocker(<text:span text:style-name="T2">#Numéro dépôt, #Code produit</text:span>, Quantité stocké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22:53.954649692</meta:creation-date>
    <dc:date>2024-10-29T12:45:51.249188066</dc:date>
    <meta:editing-duration>PT7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94" meta:character-count="913" meta:non-whitespace-character-count="834"/>
  </office:meta>
</office:document-meta>
</file>